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00aaad" fo:border="0.06pt solid #0000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5" style:family="table-cell" style:parent-style-name="Default">
      <style:table-cell-properties fo:background-color="#72bf44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2" table:default-cell-style-name="Default"/>
        <table:table-column table:style-name="co1" table:default-cell-style-name="ce2"/>
        <table:table-column table:style-name="co1" table:number-columns-repeated="2" table:default-cell-style-name="ce4"/>
        <table:table-row table:style-name="ro1" table:number-rows-repeated="2">
          <table:table-cell table:number-columns-repeated="2"/>
          <table:table-cell table:style-name="Default" table:number-columns-repeated="3"/>
        </table:table-row>
        <table:table-row table:style-name="ro1">
          <table:table-cell table:number-columns-repeated="2"/>
          <table:table-cell table:style-name="ce1" office:value-type="string" calcext:value-type="string">
            <text:p>Tamaño</text:p>
          </table:table-cell>
          <table:table-cell table:style-name="ce3" office:value-type="string" calcext:value-type="string">
            <text:p>DyV</text:p>
          </table:table-cell>
          <table:table-cell table:style-name="ce5" office:value-type="string" calcext:value-type="string">
            <text:p>Secuencial</text:p>
          </table:table-cell>
        </table:table-row>
        <table:table-row table:style-name="ro1">
          <table:table-cell table:number-columns-repeated="2"/>
          <table:table-cell office:value-type="float" office:value="10000" calcext:value-type="float">
            <text:p>10000</text:p>
          </table:table-cell>
          <table:table-cell office:value-type="float" office:value="0.000691595" calcext:value-type="float">
            <text:p>0,000691595</text:p>
          </table:table-cell>
          <table:table-cell office:value-type="float" office:value="0.105565" calcext:value-type="float">
            <text:p>0,105565</text:p>
          </table:table-cell>
        </table:table-row>
        <table:table-row table:style-name="ro1">
          <table:table-cell table:number-columns-repeated="2"/>
          <table:table-cell office:value-type="float" office:value="20000" calcext:value-type="float">
            <text:p>20000</text:p>
          </table:table-cell>
          <table:table-cell office:value-type="float" office:value="0.00141176" calcext:value-type="float">
            <text:p>0,00141176</text:p>
          </table:table-cell>
          <table:table-cell office:value-type="float" office:value="0.397342" calcext:value-type="float">
            <text:p>0,397342</text:p>
          </table:table-cell>
        </table:table-row>
        <table:table-row table:style-name="ro1">
          <table:table-cell table:number-columns-repeated="2"/>
          <table:table-cell office:value-type="float" office:value="30000" calcext:value-type="float">
            <text:p>30000</text:p>
          </table:table-cell>
          <table:table-cell office:value-type="float" office:value="0.00281122" calcext:value-type="float">
            <text:p>0,00281122</text:p>
          </table:table-cell>
          <table:table-cell office:value-type="float" office:value="0.895349" calcext:value-type="float">
            <text:p>0,895349</text:p>
          </table:table-cell>
        </table:table-row>
        <table:table-row table:style-name="ro1">
          <table:table-cell table:number-columns-repeated="2"/>
          <table:table-cell office:value-type="float" office:value="40000" calcext:value-type="float">
            <text:p>40000</text:p>
          </table:table-cell>
          <table:table-cell office:value-type="float" office:value="0.00290633" calcext:value-type="float">
            <text:p>0,00290633</text:p>
          </table:table-cell>
          <table:table-cell office:value-type="float" office:value="1.58857" calcext:value-type="float">
            <text:p>1,58857</text:p>
          </table:table-cell>
        </table:table-row>
        <table:table-row table:style-name="ro1">
          <table:table-cell table:number-columns-repeated="2"/>
          <table:table-cell office:value-type="float" office:value="50000" calcext:value-type="float">
            <text:p>50000</text:p>
          </table:table-cell>
          <table:table-cell office:value-type="float" office:value="0.00324911" calcext:value-type="float">
            <text:p>0,00324911</text:p>
          </table:table-cell>
          <table:table-cell office:value-type="float" office:value="2.48776" calcext:value-type="float">
            <text:p>2,48776</text:p>
          </table:table-cell>
        </table:table-row>
        <table:table-row table:style-name="ro1">
          <table:table-cell table:number-columns-repeated="2"/>
          <table:table-cell office:value-type="float" office:value="60000" calcext:value-type="float">
            <text:p>60000</text:p>
          </table:table-cell>
          <table:table-cell office:value-type="float" office:value="0.00410635" calcext:value-type="float">
            <text:p>0,00410635</text:p>
          </table:table-cell>
          <table:table-cell office:value-type="float" office:value="3.58012" calcext:value-type="float">
            <text:p>3,58012</text:p>
          </table:table-cell>
        </table:table-row>
        <table:table-row table:style-name="ro1">
          <table:table-cell table:number-columns-repeated="2"/>
          <table:table-cell office:value-type="float" office:value="70000" calcext:value-type="float">
            <text:p>70000</text:p>
          </table:table-cell>
          <table:table-cell office:value-type="float" office:value="0.00511621" calcext:value-type="float">
            <text:p>0,00511621</text:p>
          </table:table-cell>
          <table:table-cell office:value-type="float" office:value="4.85974" calcext:value-type="float">
            <text:p>4,85974</text:p>
          </table:table-cell>
        </table:table-row>
        <table:table-row table:style-name="ro1">
          <table:table-cell table:number-columns-repeated="2"/>
          <table:table-cell office:value-type="float" office:value="80000" calcext:value-type="float">
            <text:p>80000</text:p>
          </table:table-cell>
          <table:table-cell office:value-type="float" office:value="0.00610916" calcext:value-type="float">
            <text:p>0,00610916</text:p>
          </table:table-cell>
          <table:table-cell office:value-type="float" office:value="6.37109" calcext:value-type="float">
            <text:p>6,37109</text:p>
          </table:table-cell>
        </table:table-row>
        <table:table-row table:style-name="ro1">
          <table:table-cell table:number-columns-repeated="2"/>
          <table:table-cell office:value-type="float" office:value="90000" calcext:value-type="float">
            <text:p>90000</text:p>
          </table:table-cell>
          <table:table-cell office:value-type="float" office:value="0.00616784" calcext:value-type="float">
            <text:p>0,00616784</text:p>
          </table:table-cell>
          <table:table-cell office:value-type="float" office:value="8.04286" calcext:value-type="float">
            <text:p>8,04286</text:p>
          </table:table-cell>
        </table:table-row>
        <table:table-row table:style-name="ro1">
          <table:table-cell table:number-columns-repeated="2"/>
          <table:table-cell office:value-type="float" office:value="100000" calcext:value-type="float">
            <text:p>100000</text:p>
          </table:table-cell>
          <table:table-cell office:value-type="float" office:value="0.00692442" calcext:value-type="float">
            <text:p>0,00692442</text:p>
          </table:table-cell>
          <table:table-cell office:value-type="float" office:value="9.93523" calcext:value-type="float">
            <text:p>9,93523</text:p>
          </table:table-cell>
        </table:table-row>
        <table:table-row table:style-name="ro1">
          <table:table-cell table:number-columns-repeated="2"/>
          <table:table-cell office:value-type="float" office:value="110000" calcext:value-type="float">
            <text:p>110000</text:p>
          </table:table-cell>
          <table:table-cell office:value-type="float" office:value="0.00792648" calcext:value-type="float">
            <text:p>0,00792648</text:p>
          </table:table-cell>
          <table:table-cell office:value-type="float" office:value="11.9962" calcext:value-type="float">
            <text:p>11,9962</text:p>
          </table:table-cell>
        </table:table-row>
        <table:table-row table:style-name="ro1">
          <table:table-cell table:number-columns-repeated="2"/>
          <table:table-cell office:value-type="float" office:value="120000" calcext:value-type="float">
            <text:p>120000</text:p>
          </table:table-cell>
          <table:table-cell office:value-type="float" office:value="0.00879359" calcext:value-type="float">
            <text:p>0,00879359</text:p>
          </table:table-cell>
          <table:table-cell office:value-type="float" office:value="14.2926" calcext:value-type="float">
            <text:p>14,2926</text:p>
          </table:table-cell>
        </table:table-row>
        <table:table-row table:style-name="ro1">
          <table:table-cell table:number-columns-repeated="2"/>
          <table:table-cell office:value-type="float" office:value="130000" calcext:value-type="float">
            <text:p>130000</text:p>
          </table:table-cell>
          <table:table-cell office:value-type="float" office:value="0.00964926" calcext:value-type="float">
            <text:p>0,00964926</text:p>
          </table:table-cell>
          <table:table-cell office:value-type="float" office:value="16.77" calcext:value-type="float">
            <text:p>16,77</text:p>
          </table:table-cell>
        </table:table-row>
        <table:table-row table:style-name="ro1">
          <table:table-cell table:number-columns-repeated="2"/>
          <table:table-cell office:value-type="float" office:value="140000" calcext:value-type="float">
            <text:p>140000</text:p>
          </table:table-cell>
          <table:table-cell office:value-type="float" office:value="0.0107798" calcext:value-type="float">
            <text:p>0,0107798</text:p>
          </table:table-cell>
          <table:table-cell office:value-type="float" office:value="19.4627" calcext:value-type="float">
            <text:p>19,4627</text:p>
          </table:table-cell>
        </table:table-row>
        <table:table-row table:style-name="ro1">
          <table:table-cell table:number-columns-repeated="2"/>
          <table:table-cell office:value-type="float" office:value="150000" calcext:value-type="float">
            <text:p>150000</text:p>
          </table:table-cell>
          <table:table-cell office:value-type="float" office:value="0.011843" calcext:value-type="float">
            <text:p>0,011843</text:p>
          </table:table-cell>
          <table:table-cell office:value-type="float" office:value="22.3298" calcext:value-type="float">
            <text:p>22,3298</text:p>
          </table:table-cell>
        </table:table-row>
        <table:table-row table:style-name="ro1">
          <table:table-cell table:number-columns-repeated="2"/>
          <table:table-cell office:value-type="float" office:value="160000" calcext:value-type="float">
            <text:p>160000</text:p>
          </table:table-cell>
          <table:table-cell office:value-type="float" office:value="0.0128187" calcext:value-type="float">
            <text:p>0,0128187</text:p>
          </table:table-cell>
          <table:table-cell office:value-type="float" office:value="25.3996" calcext:value-type="float">
            <text:p>25,3996</text:p>
          </table:table-cell>
        </table:table-row>
        <table:table-row table:style-name="ro1">
          <table:table-cell table:number-columns-repeated="2"/>
          <table:table-cell office:value-type="float" office:value="170000" calcext:value-type="float">
            <text:p>170000</text:p>
          </table:table-cell>
          <table:table-cell office:value-type="float" office:value="0.0139534" calcext:value-type="float">
            <text:p>0,0139534</text:p>
          </table:table-cell>
          <table:table-cell office:value-type="float" office:value="28.676" calcext:value-type="float">
            <text:p>28,676</text:p>
          </table:table-cell>
        </table:table-row>
        <table:table-row table:style-name="ro1">
          <table:table-cell table:number-columns-repeated="2"/>
          <table:table-cell office:value-type="float" office:value="180000" calcext:value-type="float">
            <text:p>180000</text:p>
          </table:table-cell>
          <table:table-cell office:value-type="float" office:value="0.0129394" calcext:value-type="float">
            <text:p>0,0129394</text:p>
          </table:table-cell>
          <table:table-cell office:value-type="float" office:value="32.1527" calcext:value-type="float">
            <text:p>32,1527</text:p>
          </table:table-cell>
        </table:table-row>
        <table:table-row table:style-name="ro1">
          <table:table-cell table:number-columns-repeated="2"/>
          <table:table-cell office:value-type="float" office:value="190000" calcext:value-type="float">
            <text:p>190000</text:p>
          </table:table-cell>
          <table:table-cell office:value-type="float" office:value="0.0138907" calcext:value-type="float">
            <text:p>0,0138907</text:p>
          </table:table-cell>
          <table:table-cell office:value-type="float" office:value="35.8082" calcext:value-type="float">
            <text:p>35,8082</text:p>
          </table:table-cell>
        </table:table-row>
        <table:table-row table:style-name="ro1">
          <table:table-cell table:number-columns-repeated="2"/>
          <table:table-cell office:value-type="float" office:value="200000" calcext:value-type="float">
            <text:p>200000</text:p>
          </table:table-cell>
          <table:table-cell office:value-type="float" office:value="0.0146568" calcext:value-type="float">
            <text:p>0,0146568</text:p>
          </table:table-cell>
          <table:table-cell office:value-type="float" office:value="39.6989" calcext:value-type="float">
            <text:p>39,6989</text:p>
          </table:table-cell>
        </table:table-row>
        <table:table-row table:style-name="ro1">
          <table:table-cell table:number-columns-repeated="2"/>
          <table:table-cell office:value-type="float" office:value="210000" calcext:value-type="float">
            <text:p>210000</text:p>
          </table:table-cell>
          <table:table-cell office:value-type="float" office:value="0.0157943" calcext:value-type="float">
            <text:p>0,0157943</text:p>
          </table:table-cell>
          <table:table-cell office:value-type="float" office:value="43.7639" calcext:value-type="float">
            <text:p>43,7639</text:p>
          </table:table-cell>
        </table:table-row>
        <table:table-row table:style-name="ro1">
          <table:table-cell table:number-columns-repeated="2"/>
          <table:table-cell office:value-type="float" office:value="220000" calcext:value-type="float">
            <text:p>220000</text:p>
          </table:table-cell>
          <table:table-cell office:value-type="float" office:value="0.0166482" calcext:value-type="float">
            <text:p>0,0166482</text:p>
          </table:table-cell>
          <table:table-cell office:value-type="float" office:value="48.0771" calcext:value-type="float">
            <text:p>48,0771</text:p>
          </table:table-cell>
        </table:table-row>
        <table:table-row table:style-name="ro1">
          <table:table-cell table:number-columns-repeated="2"/>
          <table:table-cell office:value-type="float" office:value="230000" calcext:value-type="float">
            <text:p>230000</text:p>
          </table:table-cell>
          <table:table-cell office:value-type="float" office:value="0.0177308" calcext:value-type="float">
            <text:p>0,0177308</text:p>
          </table:table-cell>
          <table:table-cell office:value-type="float" office:value="52.5316" calcext:value-type="float">
            <text:p>52,5316</text:p>
          </table:table-cell>
        </table:table-row>
        <table:table-row table:style-name="ro1">
          <table:table-cell table:number-columns-repeated="2"/>
          <table:table-cell office:value-type="float" office:value="240000" calcext:value-type="float">
            <text:p>240000</text:p>
          </table:table-cell>
          <table:table-cell office:value-type="float" office:value="0.0184724" calcext:value-type="float">
            <text:p>0,0184724</text:p>
          </table:table-cell>
          <table:table-cell office:value-type="float" office:value="57.1506" calcext:value-type="float">
            <text:p>57,1506</text:p>
          </table:table-cell>
        </table:table-row>
        <table:table-row table:style-name="ro1">
          <table:table-cell table:number-columns-repeated="2"/>
          <table:table-cell office:value-type="float" office:value="250000" calcext:value-type="float">
            <text:p>250000</text:p>
          </table:table-cell>
          <table:table-cell office:value-type="float" office:value="0.0195643" calcext:value-type="float">
            <text:p>0,0195643</text:p>
          </table:table-cell>
          <table:table-cell office:value-type="float" office:value="62.0249" calcext:value-type="float">
            <text:p>62,024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3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3T01:06:37.791883583</meta:creation-date>
    <dc:date>2020-04-13T01:17:34.980563662</dc:date>
    <meta:editing-duration>PT37S</meta:editing-duration>
    <meta:editing-cycles>1</meta:editing-cycles>
    <meta:document-statistic meta:table-count="1" meta:cell-count="78" meta:object-count="0"/>
    <meta:generator>LibreOffice/6.0.7.3$Linux_X86_64 LibreOffice_project/00m0$Build-3</meta:generator>
  </office:meta>
</office:document-meta>
</file>